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5.71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4.302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468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5.1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ejaVu Sans" style:font-name-complex="Noto Sans Arabic UI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8" style:family="table-cell" style:parent-style-name="Default" style:data-style-name="N0"/>
    <style:style style:name="ce1" style:family="table-cell" style:parent-style-name="Default" style:data-style-name="N2"/>
  </office:automatic-styles>
  <office:body>
    <office:spreadsheet>
      <table:table table:name="TUG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2]/[.B2]" office:value-type="float" office:value="1.18110236220472" calcext:value-type="float">
            <text:p>1,18</text:p>
          </table:table-cell>
          <table:table-cell table:style-name="ce4" table:formula="of:=(2*[.D2]*[.E2]*0.0175)/(2.5*[.B2])*100" office:value-type="float" office:value="0.0260400520801042" calcext:value-type="float">
            <text:p>0,03</text:p>
          </table:table-cell>
          <table:table-cell table:formula="of:=IF([.F2]&lt;=7;2.5;4)" office:value-type="float" office:value="2.5" calcext:value-type="float">
            <text:p>2,5</text:p>
          </table:table-cell>
          <table:table-cell table:formula="of:=IF(SUM([.$E$2:.E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]/[.B3]" office:value-type="float" office:value="1.18110236220472" calcext:value-type="float">
            <text:p>1,18</text:p>
          </table:table-cell>
          <table:table-cell table:style-name="ce4" table:formula="of:=(2*[.D3]*[.E3]*0.0175)/(2.5*[.B3])*100" office:value-type="float" office:value="0.0520801041602083" calcext:value-type="float">
            <text:p>0,05</text:p>
          </table:table-cell>
          <table:table-cell table:formula="of:=IF([.F3]&lt;=7;2.5;4)" office:value-type="float" office:value="2.5" calcext:value-type="float">
            <text:p>2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C4]/[.B4]" office:value-type="float" office:value="1.18110236220472" calcext:value-type="float">
            <text:p>1,18</text:p>
          </table:table-cell>
          <table:table-cell table:style-name="ce4" table:formula="of:=(2*[.D4]*[.E4]*0.0175)/(2.5*[.B4])*100" office:value-type="float" office:value="0.104160208320417" calcext:value-type="float">
            <text:p>0,10</text:p>
          </table:table-cell>
          <table:table-cell table:formula="of:=IF([.F4]&lt;=7;2.5;4)" office:value-type="float" office:value="2.5" calcext:value-type="float">
            <text:p>2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float" office:value="1.18110236220472" calcext:value-type="float">
            <text:p>1,18</text:p>
          </table:table-cell>
          <table:table-cell table:style-name="ce4" table:formula="of:=(2*[.D5]*[.E5]*0.0175)/(2.5*[.B5])*100" office:value-type="float" office:value="0.130200260400521" calcext:value-type="float">
            <text:p>0,13</text:p>
          </table:table-cell>
          <table:table-cell table:formula="of:=IF([.F5]&lt;=7;2.5;4)" office:value-type="float" office:value="2.5" calcext:value-type="float">
            <text:p>2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5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C6]/[.B6]" office:value-type="float" office:value="1.18110236220472" calcext:value-type="float">
            <text:p>1,18</text:p>
          </table:table-cell>
          <table:table-cell table:style-name="ce4" table:formula="of:=(2*[.D6]*[.E6]*0.0175)/(2.5*[.B6])*100" office:value-type="float" office:value="0.260400520801042" calcext:value-type="float">
            <text:p>0,26</text:p>
          </table:table-cell>
          <table:table-cell table:formula="of:=IF([.F6]&lt;=7;2.5;4)" office:value-type="float" office:value="2.5" calcext:value-type="float">
            <text:p>2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6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C7]/[.B7]" office:value-type="float" office:value="1.18110236220472" calcext:value-type="float">
            <text:p>1,18</text:p>
          </table:table-cell>
          <table:table-cell table:style-name="ce4" table:formula="of:=(2*[.D7]*[.E7]*0.0175)/(2.5*[.B7])*100" office:value-type="float" office:value="0.390600781201562" calcext:value-type="float">
            <text:p>0,39</text:p>
          </table:table-cell>
          <table:table-cell table:formula="of:=IF([.F7]&lt;=7;2.5;4)" office:value-type="float" office:value="2.5" calcext:value-type="float">
            <text:p>2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7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float" office:value="1.18110236220472" calcext:value-type="float">
            <text:p>1,18</text:p>
          </table:table-cell>
          <table:table-cell table:style-name="ce4" table:formula="of:=(2*[.D8]*[.E8]*0.0175)/(2.5*[.B8])*100" office:value-type="float" office:value="0.520801041602083" calcext:value-type="float">
            <text:p>0,52</text:p>
          </table:table-cell>
          <table:table-cell table:formula="of:=IF([.F8]&lt;=7;2.5;4)" office:value-type="float" office:value="2.5" calcext:value-type="float">
            <text:p>2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8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C9]/[.B9]" office:value-type="float" office:value="1.18110236220472" calcext:value-type="float">
            <text:p>1,18</text:p>
          </table:table-cell>
          <table:table-cell table:style-name="ce4" table:formula="of:=(2*[.D9]*[.E9]*0.0175)/(2.5*[.B9])*100" office:value-type="float" office:value="0.651001302002604" calcext:value-type="float">
            <text:p>0,65</text:p>
          </table:table-cell>
          <table:table-cell table:formula="of:=IF([.F9]&lt;=7;2.5;4)" office:value-type="float" office:value="2.5" calcext:value-type="float">
            <text:p>2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9])" office:value-type="float" office:value="1200" calcext:value-type="float">
            <text:p>1200</text:p>
          </table:table-cell>
          <table:table-cell/>
          <table:table-cell table:formula="of:=SUM([.E2:.E9])" office:value-type="float" office:value="9.44881889763779" calcext:value-type="float">
            <text:p>9,45</text:p>
          </table:table-cell>
          <table:table-cell table:style-name="ce4" table:formula="of:=IF([.B10]&gt;0;(2*[.D10]*[.E10]*0.0175)/(2.5*[.B10])*100;MAX([.F2:.F9]))" office:value-type="float" office:value="0.651001302002604" calcext:value-type="float">
            <text:p>0,65</text:p>
          </table:table-cell>
          <table:table-cell table:formula="of:=MAX([.G2:.G9])" office:value-type="float" office:value="2.5" calcext:value-type="float">
            <text:p>2,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G2:.G9])" office:value-type="float" office:value="2.5" calcext:value-type="float">
            <text:p>2,5</text:p>
          </table:table-cell>
          <table:table-cell table:number-columns-repeated="4"/>
          <table:table-cell table:style-name="ce6"/>
          <table:table-cell table:number-columns-repeated="16377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G12]&lt;=2.5;20;25)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G12]&lt;=2.5;20;IF([.G12]&lt;=4;25;32)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 table:style-name="ce7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G2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2]/[.B2]" office:value-type="float" office:value="1.18110236220472" calcext:value-type="float">
            <text:p>1,18</text:p>
          </table:table-cell>
          <table:table-cell table:style-name="ce4" table:formula="of:=(2*[.D2]*[.E2]*0.0175)/(2.5*[.B2])*100" office:value-type="float" office:value="0.0260400520801042" calcext:value-type="float">
            <text:p>0,03</text:p>
          </table:table-cell>
          <table:table-cell table:formula="of:=IF([.F2]&lt;=7;2.5;4)" office:value-type="float" office:value="2.5" calcext:value-type="float">
            <text:p>2,5</text:p>
          </table:table-cell>
          <table:table-cell table:formula="of:=IF(SUM([.$E$2:.E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]/[.B3]" office:value-type="float" office:value="1.18110236220472" calcext:value-type="float">
            <text:p>1,18</text:p>
          </table:table-cell>
          <table:table-cell table:style-name="ce4" table:formula="of:=(2*[.D3]*[.E3]*0.0175)/(2.5*[.B3])*100" office:value-type="float" office:value="0.0520801041602083" calcext:value-type="float">
            <text:p>0,05</text:p>
          </table:table-cell>
          <table:table-cell table:formula="of:=IF([.F3]&lt;=7;2.5;4)" office:value-type="float" office:value="2.5" calcext:value-type="float">
            <text:p>2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C4]/[.B4]" office:value-type="float" office:value="1.18110236220472" calcext:value-type="float">
            <text:p>1,18</text:p>
          </table:table-cell>
          <table:table-cell table:style-name="ce4" table:formula="of:=(2*[.D4]*[.E4]*0.0175)/(2.5*[.B4])*100" office:value-type="float" office:value="0.104160208320417" calcext:value-type="float">
            <text:p>0,10</text:p>
          </table:table-cell>
          <table:table-cell table:formula="of:=IF([.F4]&lt;=7;2.5;4)" office:value-type="float" office:value="2.5" calcext:value-type="float">
            <text:p>2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float" office:value="1.18110236220472" calcext:value-type="float">
            <text:p>1,18</text:p>
          </table:table-cell>
          <table:table-cell table:style-name="ce4" table:formula="of:=(2*[.D5]*[.E5]*0.0175)/(2.5*[.B5])*100" office:value-type="float" office:value="0.130200260400521" calcext:value-type="float">
            <text:p>0,13</text:p>
          </table:table-cell>
          <table:table-cell table:formula="of:=IF([.F5]&lt;=7;2.5;4)" office:value-type="float" office:value="2.5" calcext:value-type="float">
            <text:p>2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5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C6]/[.B6]" office:value-type="float" office:value="1.18110236220472" calcext:value-type="float">
            <text:p>1,18</text:p>
          </table:table-cell>
          <table:table-cell table:style-name="ce4" table:formula="of:=(2*[.D6]*[.E6]*0.0175)/(2.5*[.B6])*100" office:value-type="float" office:value="0.260400520801042" calcext:value-type="float">
            <text:p>0,26</text:p>
          </table:table-cell>
          <table:table-cell table:formula="of:=IF([.F6]&lt;=7;2.5;4)" office:value-type="float" office:value="2.5" calcext:value-type="float">
            <text:p>2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6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C7]/[.B7]" office:value-type="float" office:value="1.18110236220472" calcext:value-type="float">
            <text:p>1,18</text:p>
          </table:table-cell>
          <table:table-cell table:style-name="ce4" table:formula="of:=(2*[.D7]*[.E7]*0.0175)/(2.5*[.B7])*100" office:value-type="float" office:value="0.390600781201562" calcext:value-type="float">
            <text:p>0,39</text:p>
          </table:table-cell>
          <table:table-cell table:formula="of:=IF([.F7]&lt;=7;2.5;4)" office:value-type="float" office:value="2.5" calcext:value-type="float">
            <text:p>2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7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float" office:value="1.18110236220472" calcext:value-type="float">
            <text:p>1,18</text:p>
          </table:table-cell>
          <table:table-cell table:style-name="ce4" table:formula="of:=(2*[.D8]*[.E8]*0.0175)/(2.5*[.B8])*100" office:value-type="float" office:value="0.520801041602083" calcext:value-type="float">
            <text:p>0,52</text:p>
          </table:table-cell>
          <table:table-cell table:formula="of:=IF([.F8]&lt;=7;2.5;4)" office:value-type="float" office:value="2.5" calcext:value-type="float">
            <text:p>2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8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C9]/[.B9]" office:value-type="float" office:value="1.18110236220472" calcext:value-type="float">
            <text:p>1,18</text:p>
          </table:table-cell>
          <table:table-cell table:style-name="ce4" table:formula="of:=(2*[.D9]*[.E9]*0.0175)/(2.5*[.B9])*100" office:value-type="float" office:value="0.651001302002604" calcext:value-type="float">
            <text:p>0,65</text:p>
          </table:table-cell>
          <table:table-cell table:formula="of:=IF([.F9]&lt;=7;2.5;4)" office:value-type="float" office:value="2.5" calcext:value-type="float">
            <text:p>2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9])" office:value-type="float" office:value="1200" calcext:value-type="float">
            <text:p>1200</text:p>
          </table:table-cell>
          <table:table-cell/>
          <table:table-cell table:formula="of:=SUM([.E2:.E9])" office:value-type="float" office:value="9.44881889763779" calcext:value-type="float">
            <text:p>9,45</text:p>
          </table:table-cell>
          <table:table-cell table:style-name="ce4" table:formula="of:=IF([.B10]&gt;0;(2*[.D10]*[.E10]*0.0175)/(2.5*[.B10])*100;MAX([.F2:.F9]))" office:value-type="float" office:value="0.651001302002604" calcext:value-type="float">
            <text:p>0,65</text:p>
          </table:table-cell>
          <table:table-cell table:formula="of:=MAX([.G2:.G9])" office:value-type="float" office:value="2.5" calcext:value-type="float">
            <text:p>2,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G2:.G9])" office:value-type="float" office:value="2.5" calcext:value-type="float">
            <text:p>2,5</text:p>
          </table:table-cell>
          <table:table-cell table:number-columns-repeated="4"/>
          <table:table-cell table:style-name="ce6"/>
          <table:table-cell table:number-columns-repeated="16377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G12]&lt;=2.5;20;25)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G12]&lt;=2.5;20;IF([.G12]&lt;=4;25;32)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 table:style-name="ce7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number-columns-repeated="5"/>
          <table:table-cell table:style-name="ce4"/>
          <table:table-cell table:number-columns-repeated="16378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G3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2]/[.B2]" office:value-type="float" office:value="1.18110236220472" calcext:value-type="float">
            <text:p>1,18</text:p>
          </table:table-cell>
          <table:table-cell table:style-name="ce4" table:formula="of:=(2*[.D2]*[.E2]*0.0175)/(2.5*[.B2])*100" office:value-type="float" office:value="0.0260400520801042" calcext:value-type="float">
            <text:p>0,03</text:p>
          </table:table-cell>
          <table:table-cell table:formula="of:=IF([.F2]&lt;=7;2.5;4)" office:value-type="float" office:value="2.5" calcext:value-type="float">
            <text:p>2,5</text:p>
          </table:table-cell>
          <table:table-cell table:formula="of:=IF(SUM([.$E$2:.E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]/[.B3]" office:value-type="float" office:value="1.18110236220472" calcext:value-type="float">
            <text:p>1,18</text:p>
          </table:table-cell>
          <table:table-cell table:style-name="ce4" table:formula="of:=(2*[.D3]*[.E3]*0.0175)/(2.5*[.B3])*100" office:value-type="float" office:value="0.0520801041602083" calcext:value-type="float">
            <text:p>0,05</text:p>
          </table:table-cell>
          <table:table-cell table:formula="of:=IF([.F3]&lt;=7;2.5;4)" office:value-type="float" office:value="2.5" calcext:value-type="float">
            <text:p>2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C4]/[.B4]" office:value-type="float" office:value="1.18110236220472" calcext:value-type="float">
            <text:p>1,18</text:p>
          </table:table-cell>
          <table:table-cell table:style-name="ce4" table:formula="of:=(2*[.D4]*[.E4]*0.0175)/(2.5*[.B4])*100" office:value-type="float" office:value="0.104160208320417" calcext:value-type="float">
            <text:p>0,10</text:p>
          </table:table-cell>
          <table:table-cell table:formula="of:=IF([.F4]&lt;=7;2.5;4)" office:value-type="float" office:value="2.5" calcext:value-type="float">
            <text:p>2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float" office:value="1.18110236220472" calcext:value-type="float">
            <text:p>1,18</text:p>
          </table:table-cell>
          <table:table-cell table:style-name="ce4" table:formula="of:=(2*[.D5]*[.E5]*0.0175)/(2.5*[.B5])*100" office:value-type="float" office:value="0.130200260400521" calcext:value-type="float">
            <text:p>0,13</text:p>
          </table:table-cell>
          <table:table-cell table:formula="of:=IF([.F5]&lt;=7;2.5;4)" office:value-type="float" office:value="2.5" calcext:value-type="float">
            <text:p>2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5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C6]/[.B6]" office:value-type="float" office:value="1.18110236220472" calcext:value-type="float">
            <text:p>1,18</text:p>
          </table:table-cell>
          <table:table-cell table:style-name="ce4" table:formula="of:=(2*[.D6]*[.E6]*0.0175)/(2.5*[.B6])*100" office:value-type="float" office:value="0.260400520801042" calcext:value-type="float">
            <text:p>0,26</text:p>
          </table:table-cell>
          <table:table-cell table:formula="of:=IF([.F6]&lt;=7;2.5;4)" office:value-type="float" office:value="2.5" calcext:value-type="float">
            <text:p>2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6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C7]/[.B7]" office:value-type="float" office:value="1.18110236220472" calcext:value-type="float">
            <text:p>1,18</text:p>
          </table:table-cell>
          <table:table-cell table:style-name="ce4" table:formula="of:=(2*[.D7]*[.E7]*0.0175)/(2.5*[.B7])*100" office:value-type="float" office:value="0.390600781201562" calcext:value-type="float">
            <text:p>0,39</text:p>
          </table:table-cell>
          <table:table-cell table:formula="of:=IF([.F7]&lt;=7;2.5;4)" office:value-type="float" office:value="2.5" calcext:value-type="float">
            <text:p>2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7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float" office:value="1.18110236220472" calcext:value-type="float">
            <text:p>1,18</text:p>
          </table:table-cell>
          <table:table-cell table:style-name="ce4" table:formula="of:=(2*[.D8]*[.E8]*0.0175)/(2.5*[.B8])*100" office:value-type="float" office:value="0.520801041602083" calcext:value-type="float">
            <text:p>0,52</text:p>
          </table:table-cell>
          <table:table-cell table:formula="of:=IF([.F8]&lt;=7;2.5;4)" office:value-type="float" office:value="2.5" calcext:value-type="float">
            <text:p>2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8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C9]/[.B9]" office:value-type="float" office:value="1.18110236220472" calcext:value-type="float">
            <text:p>1,18</text:p>
          </table:table-cell>
          <table:table-cell table:style-name="ce4" table:formula="of:=(2*[.D9]*[.E9]*0.0175)/(2.5*[.B9])*100" office:value-type="float" office:value="0.651001302002604" calcext:value-type="float">
            <text:p>0,65</text:p>
          </table:table-cell>
          <table:table-cell table:formula="of:=IF([.F9]&lt;=7;2.5;4)" office:value-type="float" office:value="2.5" calcext:value-type="float">
            <text:p>2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9])" office:value-type="float" office:value="1200" calcext:value-type="float">
            <text:p>1200</text:p>
          </table:table-cell>
          <table:table-cell/>
          <table:table-cell table:formula="of:=SUM([.E2:.E9])" office:value-type="float" office:value="9.44881889763779" calcext:value-type="float">
            <text:p>9,45</text:p>
          </table:table-cell>
          <table:table-cell table:style-name="ce4" table:formula="of:=IF([.B10]&gt;0;(2*[.D10]*[.E10]*0.0175)/(2.5*[.B10])*100;MAX([.F2:.F9]))" office:value-type="float" office:value="0.651001302002604" calcext:value-type="float">
            <text:p>0,65</text:p>
          </table:table-cell>
          <table:table-cell table:formula="of:=MAX([.G2:.G9])" office:value-type="float" office:value="2.5" calcext:value-type="float">
            <text:p>2,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G2:.G9])" office:value-type="float" office:value="2.5" calcext:value-type="float">
            <text:p>2,5</text:p>
          </table:table-cell>
          <table:table-cell table:number-columns-repeated="4"/>
          <table:table-cell table:style-name="ce6"/>
          <table:table-cell table:number-columns-repeated="16377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G12]&lt;=2.5;20;25)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G12]&lt;=2.5;20;IF([.G12]&lt;=4;25;32)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 table:style-name="ce7"/>
          <table:table-cell table:number-columns-repeated="16377"/>
        </table:table-row>
        <table:table-row table:style-name="ro1">
          <table:table-cell table:number-columns-repeated="5"/>
          <table:table-cell table:style-name="ce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5"/>
          <table:table-cell table:style-name="ce7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G4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2]/[.B2]" office:value-type="float" office:value="1.18110236220472" calcext:value-type="float">
            <text:p>1,18</text:p>
          </table:table-cell>
          <table:table-cell table:style-name="ce4" table:formula="of:=(2*[.D2]*[.E2]*0.0175)/(2.5*[.B2])*100" office:value-type="float" office:value="0.0260400520801042" calcext:value-type="float">
            <text:p>0,03</text:p>
          </table:table-cell>
          <table:table-cell table:formula="of:=IF([.F2]&lt;=7;2.5;4)" office:value-type="float" office:value="2.5" calcext:value-type="float">
            <text:p>2,5</text:p>
          </table:table-cell>
          <table:table-cell table:formula="of:=IF(SUM([.$E$2:.E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]/[.B3]" office:value-type="float" office:value="1.18110236220472" calcext:value-type="float">
            <text:p>1,18</text:p>
          </table:table-cell>
          <table:table-cell table:style-name="ce4" table:formula="of:=(2*[.D3]*[.E3]*0.0175)/(2.5*[.B3])*100" office:value-type="float" office:value="0.0520801041602083" calcext:value-type="float">
            <text:p>0,05</text:p>
          </table:table-cell>
          <table:table-cell table:formula="of:=IF([.F3]&lt;=7;2.5;4)" office:value-type="float" office:value="2.5" calcext:value-type="float">
            <text:p>2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C4]/[.B4]" office:value-type="float" office:value="1.18110236220472" calcext:value-type="float">
            <text:p>1,18</text:p>
          </table:table-cell>
          <table:table-cell table:style-name="ce4" table:formula="of:=(2*[.D4]*[.E4]*0.0175)/(2.5*[.B4])*100" office:value-type="float" office:value="0.104160208320417" calcext:value-type="float">
            <text:p>0,10</text:p>
          </table:table-cell>
          <table:table-cell table:formula="of:=IF([.F4]&lt;=7;2.5;4)" office:value-type="float" office:value="2.5" calcext:value-type="float">
            <text:p>2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float" office:value="1.18110236220472" calcext:value-type="float">
            <text:p>1,18</text:p>
          </table:table-cell>
          <table:table-cell table:style-name="ce4" table:formula="of:=(2*[.D5]*[.E5]*0.0175)/(2.5*[.B5])*100" office:value-type="float" office:value="0.130200260400521" calcext:value-type="float">
            <text:p>0,13</text:p>
          </table:table-cell>
          <table:table-cell table:formula="of:=IF([.F5]&lt;=7;2.5;4)" office:value-type="float" office:value="2.5" calcext:value-type="float">
            <text:p>2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5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C6]/[.B6]" office:value-type="float" office:value="1.18110236220472" calcext:value-type="float">
            <text:p>1,18</text:p>
          </table:table-cell>
          <table:table-cell table:style-name="ce4" table:formula="of:=(2*[.D6]*[.E6]*0.0175)/(2.5*[.B6])*100" office:value-type="float" office:value="0.260400520801042" calcext:value-type="float">
            <text:p>0,26</text:p>
          </table:table-cell>
          <table:table-cell table:formula="of:=IF([.F6]&lt;=7;2.5;4)" office:value-type="float" office:value="2.5" calcext:value-type="float">
            <text:p>2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6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C7]/[.B7]" office:value-type="float" office:value="1.18110236220472" calcext:value-type="float">
            <text:p>1,18</text:p>
          </table:table-cell>
          <table:table-cell table:style-name="ce4" table:formula="of:=(2*[.D7]*[.E7]*0.0175)/(2.5*[.B7])*100" office:value-type="float" office:value="0.390600781201562" calcext:value-type="float">
            <text:p>0,39</text:p>
          </table:table-cell>
          <table:table-cell table:formula="of:=IF([.F7]&lt;=7;2.5;4)" office:value-type="float" office:value="2.5" calcext:value-type="float">
            <text:p>2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7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float" office:value="1.18110236220472" calcext:value-type="float">
            <text:p>1,18</text:p>
          </table:table-cell>
          <table:table-cell table:style-name="ce4" table:formula="of:=(2*[.D8]*[.E8]*0.0175)/(2.5*[.B8])*100" office:value-type="float" office:value="0.520801041602083" calcext:value-type="float">
            <text:p>0,52</text:p>
          </table:table-cell>
          <table:table-cell table:formula="of:=IF([.F8]&lt;=7;2.5;4)" office:value-type="float" office:value="2.5" calcext:value-type="float">
            <text:p>2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8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C9]/[.B9]" office:value-type="float" office:value="1.18110236220472" calcext:value-type="float">
            <text:p>1,18</text:p>
          </table:table-cell>
          <table:table-cell table:style-name="ce4" table:formula="of:=(2*[.D9]*[.E9]*0.0175)/(2.5*[.B9])*100" office:value-type="float" office:value="0.651001302002604" calcext:value-type="float">
            <text:p>0,65</text:p>
          </table:table-cell>
          <table:table-cell table:formula="of:=IF([.F9]&lt;=7;2.5;4)" office:value-type="float" office:value="2.5" calcext:value-type="float">
            <text:p>2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9])" office:value-type="float" office:value="1200" calcext:value-type="float">
            <text:p>1200</text:p>
          </table:table-cell>
          <table:table-cell/>
          <table:table-cell table:formula="of:=SUM([.E2:.E9])" office:value-type="float" office:value="9.44881889763779" calcext:value-type="float">
            <text:p>9,45</text:p>
          </table:table-cell>
          <table:table-cell table:style-name="ce4" table:formula="of:=IF([.B10]&gt;0;(2*[.D10]*[.E10]*0.0175)/(2.5*[.B10])*100;MAX([.F2:.F9]))" office:value-type="float" office:value="0.651001302002604" calcext:value-type="float">
            <text:p>0,65</text:p>
          </table:table-cell>
          <table:table-cell table:formula="of:=MAX([.G2:.G9])" office:value-type="float" office:value="2.5" calcext:value-type="float">
            <text:p>2,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G2:.G9])" office:value-type="float" office:value="2.5" calcext:value-type="float">
            <text:p>2,5</text:p>
          </table:table-cell>
          <table:table-cell table:number-columns-repeated="4"/>
          <table:table-cell table:style-name="ce6"/>
          <table:table-cell table:number-columns-repeated="16377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G12]&lt;=2.5;20;25)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G12]&lt;=2.5;20;IF([.G12]&lt;=4;25;32)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 table:style-name="ce7"/>
          <table:table-cell table:number-columns-repeated="16377"/>
        </table:table-row>
        <table:table-row table:style-name="ro1">
          <table:table-cell table:number-columns-repeated="5"/>
          <table:table-cell table:style-name="ce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5"/>
          <table:table-cell table:style-name="ce7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G5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1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2]/[.B2]" office:value-type="float" office:value="1.18110236220472" calcext:value-type="float">
            <text:p>1,18</text:p>
          </table:table-cell>
          <table:table-cell table:style-name="ce4" table:formula="of:=(2*[.D2]*[.E2]*0.0175)/(2.5*[.B2])*100" office:value-type="float" office:value="0.0260400520801042" calcext:value-type="float">
            <text:p>0,03</text:p>
          </table:table-cell>
          <table:table-cell table:formula="of:=IF([.F2]&lt;=7;2.5;4)" office:value-type="float" office:value="2.5" calcext:value-type="float">
            <text:p>2,5</text:p>
          </table:table-cell>
          <table:table-cell table:formula="of:=IF(SUM([.$E$2:.E2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]/[.B3]" office:value-type="float" office:value="1.18110236220472" calcext:value-type="float">
            <text:p>1,18</text:p>
          </table:table-cell>
          <table:table-cell table:style-name="ce4" table:formula="of:=(2*[.D3]*[.E3]*0.0175)/(2.5*[.B3])*100" office:value-type="float" office:value="0.0520801041602083" calcext:value-type="float">
            <text:p>0,05</text:p>
          </table:table-cell>
          <table:table-cell table:formula="of:=IF([.F3]&lt;=7;2.5;4)" office:value-type="float" office:value="2.5" calcext:value-type="float">
            <text:p>2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3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C4]/[.B4]" office:value-type="float" office:value="1.18110236220472" calcext:value-type="float">
            <text:p>1,18</text:p>
          </table:table-cell>
          <table:table-cell table:style-name="ce4" table:formula="of:=(2*[.D4]*[.E4]*0.0175)/(2.5*[.B4])*100" office:value-type="float" office:value="0.104160208320417" calcext:value-type="float">
            <text:p>0,10</text:p>
          </table:table-cell>
          <table:table-cell table:formula="of:=IF([.F4]&lt;=7;2.5;4)" office:value-type="float" office:value="2.5" calcext:value-type="float">
            <text:p>2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float" office:value="1.18110236220472" calcext:value-type="float">
            <text:p>1,18</text:p>
          </table:table-cell>
          <table:table-cell table:style-name="ce4" table:formula="of:=(2*[.D5]*[.E5]*0.0175)/(2.5*[.B5])*100" office:value-type="float" office:value="0.130200260400521" calcext:value-type="float">
            <text:p>0,13</text:p>
          </table:table-cell>
          <table:table-cell table:formula="of:=IF([.F5]&lt;=7;2.5;4)" office:value-type="float" office:value="2.5" calcext:value-type="float">
            <text:p>2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5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C6]/[.B6]" office:value-type="float" office:value="1.18110236220472" calcext:value-type="float">
            <text:p>1,18</text:p>
          </table:table-cell>
          <table:table-cell table:style-name="ce4" table:formula="of:=(2*[.D6]*[.E6]*0.0175)/(2.5*[.B6])*100" office:value-type="float" office:value="0.260400520801042" calcext:value-type="float">
            <text:p>0,26</text:p>
          </table:table-cell>
          <table:table-cell table:formula="of:=IF([.F6]&lt;=7;2.5;4)" office:value-type="float" office:value="2.5" calcext:value-type="float">
            <text:p>2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6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C7]/[.B7]" office:value-type="float" office:value="1.18110236220472" calcext:value-type="float">
            <text:p>1,18</text:p>
          </table:table-cell>
          <table:table-cell table:style-name="ce4" table:formula="of:=(2*[.D7]*[.E7]*0.0175)/(2.5*[.B7])*100" office:value-type="float" office:value="0.390600781201562" calcext:value-type="float">
            <text:p>0,39</text:p>
          </table:table-cell>
          <table:table-cell table:formula="of:=IF([.F7]&lt;=7;2.5;4)" office:value-type="float" office:value="2.5" calcext:value-type="float">
            <text:p>2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7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float" office:value="1.18110236220472" calcext:value-type="float">
            <text:p>1,18</text:p>
          </table:table-cell>
          <table:table-cell table:style-name="ce4" table:formula="of:=(2*[.D8]*[.E8]*0.0175)/(2.5*[.B8])*100" office:value-type="float" office:value="0.520801041602083" calcext:value-type="float">
            <text:p>0,52</text:p>
          </table:table-cell>
          <table:table-cell table:formula="of:=IF([.F8]&lt;=7;2.5;4)" office:value-type="float" office:value="2.5" calcext:value-type="float">
            <text:p>2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UG-08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C9]/[.B9]" office:value-type="float" office:value="1.18110236220472" calcext:value-type="float">
            <text:p>1,18</text:p>
          </table:table-cell>
          <table:table-cell table:style-name="ce4" table:formula="of:=(2*[.D9]*[.E9]*0.0175)/(2.5*[.B9])*100" office:value-type="float" office:value="0.651001302002604" calcext:value-type="float">
            <text:p>0,65</text:p>
          </table:table-cell>
          <table:table-cell table:formula="of:=IF([.F9]&lt;=7;2.5;4)" office:value-type="float" office:value="2.5" calcext:value-type="float">
            <text:p>2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9])" office:value-type="float" office:value="1200" calcext:value-type="float">
            <text:p>1200</text:p>
          </table:table-cell>
          <table:table-cell/>
          <table:table-cell table:formula="of:=SUM([.E2:.E9])" office:value-type="float" office:value="9.44881889763779" calcext:value-type="float">
            <text:p>9,45</text:p>
          </table:table-cell>
          <table:table-cell table:style-name="ce4" table:formula="of:=IF([.B10]&gt;0;(2*[.D10]*[.E10]*0.0175)/(2.5*[.B10])*100;MAX([.F2:.F9]))" office:value-type="float" office:value="0.651001302002604" calcext:value-type="float">
            <text:p>0,65</text:p>
          </table:table-cell>
          <table:table-cell table:formula="of:=MAX([.G2:.G9])" office:value-type="float" office:value="2.5" calcext:value-type="float">
            <text:p>2,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G2:.G9])" office:value-type="float" office:value="2.5" calcext:value-type="float">
            <text:p>2,5</text:p>
          </table:table-cell>
          <table:table-cell table:number-columns-repeated="4"/>
          <table:table-cell table:style-name="ce6"/>
          <table:table-cell table:number-columns-repeated="16377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G12]&lt;=2.5;20;25)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G12]&lt;=2.5;20;IF([.G12]&lt;=4;25;32)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 table:style-name="ce7"/>
          <table:table-cell table:number-columns-repeated="16377"/>
        </table:table-row>
        <table:table-row table:style-name="ro1">
          <table:table-cell table:number-columns-repeated="5"/>
          <table:table-cell table:style-name="ce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5"/>
          <table:table-cell table:style-name="ce7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E1" table:style-name="ta1">
        <table:table-column table:style-name="co9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TUE-01</text:p>
          </table:table-cell>
          <table:table-cell office:value-type="float" office:value="127" calcext:value-type="float">
            <text:p>127</text:p>
          </table:table-cell>
          <table:table-cell office:value-type="float" office:value="4400" calcext:value-type="float">
            <text:p>4400</text:p>
          </table:table-cell>
          <table:table-cell office:value-type="float" office:value="20" calcext:value-type="float">
            <text:p>20</text:p>
          </table:table-cell>
          <table:table-cell table:style-name="ce8" table:formula="of:=IF([.C2]=&quot;&quot;;&quot;&quot;;[.C2]/[.B2])" office:value-type="float" office:value="34.6456692913386" calcext:value-type="float">
            <text:p>34,6456692913386</text:p>
          </table:table-cell>
          <table:table-cell table:style-name="ce8" table:formula="of:=IF(OR([.B2]=&quot;&quot;;[.C2]=&quot;&quot;;[.D2]=&quot;&quot;);&quot;&quot;;(2*[.D2]*[.E2]*0.0175)/([.G2]*[.B2])*100)" office:value-type="float" office:value="1.90960381920764" calcext:value-type="float">
            <text:p>1,90960381920764</text:p>
          </table:table-cell>
          <table:table-cell table:style-name="ce8" table:formula="of:=IF([.E2]=&quot;&quot;;&quot;&quot;;IF([.E2]&lt;=10;2.5;IF([.E2]&lt;=16;4;IF([.E2]&lt;=25;6;10))))" office:value-type="float" office:value="10" calcext:value-type="float">
            <text:p>10</text:p>
          </table:table-cell>
          <table:table-cell table:formula="of:=IF([.E2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2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8" table:formula="of:=IF([.C3]=&quot;&quot;;&quot;&quot;;[.C3]/[.B3])">
            <text:p/>
          </table:table-cell>
          <table:table-cell table:style-name="ce8" table:formula="of:=IF(OR([.B3]=&quot;&quot;;[.C3]=&quot;&quot;;[.D3]=&quot;&quot;);&quot;&quot;;(2*[.D3]*[.E3]*0.0175)/([.G3]*[.B3])*100)">
            <text:p/>
          </table:table-cell>
          <table:table-cell table:style-name="ce8" table:formula="of:=IF([.E3]=&quot;&quot;;&quot;&quot;;IF([.E3]&lt;=10;2.5;IF([.E3]&lt;=16;4;IF([.E3]&lt;=25;6;10))))">
            <text:p/>
          </table:table-cell>
          <table:table-cell table:formula="of:=IF([.E3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8" table:formula="of:=IF([.C4]=&quot;&quot;;&quot;&quot;;[.C4]/[.B4])">
            <text:p/>
          </table:table-cell>
          <table:table-cell table:style-name="ce8" table:formula="of:=IF(OR([.B4]=&quot;&quot;;[.C4]=&quot;&quot;;[.D4]=&quot;&quot;);&quot;&quot;;(2*[.D4]*[.E4]*0.0175)/([.G4]*[.B4])*100)">
            <text:p/>
          </table:table-cell>
          <table:table-cell table:style-name="ce8" table:formula="of:=IF([.E4]=&quot;&quot;;&quot;&quot;;IF([.E4]&lt;=10;2.5;IF([.E4]&lt;=16;4;IF([.E4]&lt;=25;6;10))))">
            <text:p/>
          </table:table-cell>
          <table:table-cell table:formula="of:=IF([.E4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4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8" table:formula="of:=IF([.E5]=&quot;&quot;;&quot;&quot;;IF([.E5]&lt;=10;2.5;IF([.E5]&lt;=16;4;IF([.E5]&lt;=25;6;10))))">
            <text:p/>
          </table:table-cell>
          <table:table-cell table:formula="of:=IF([.E5]&gt;32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2:.C5])" office:value-type="float" office:value="4400" calcext:value-type="float">
            <text:p>4400</text:p>
          </table:table-cell>
          <table:table-cell table:formula="of:=SUM([.E2:.E5])" office:value-type="float" office:value="34.6456692913386" calcext:value-type="float">
            <text:p>34,64566929133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dutor (mm²)</text:p>
          </table:table-cell>
          <table:table-cell table:formula="of:=IF([.E6]=&quot;&quot;;&quot;&quot;;IF([.E6]&lt;=10;2.5;IF([.E6]&lt;=16;4;IF([.E6]&lt;=25;6;IF([.E6]&lt;=32;10;16))))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uite (mm)</text:p>
          </table:table-cell>
          <table:table-cell table:formula="of:=IF([.E6]=&quot;&quot;;&quot;&quot;;IF([.E6]&lt;=2.5;20;IF([.E6]&lt;=6;25;32))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juntor (A)</text:p>
          </table:table-cell>
          <table:table-cell table:formula="of:=IF([.E6]=&quot;&quot;;&quot;&quot;;IF([.E6]&lt;=2.5;16;IF([.E6]&lt;=4;25;IF([.E6]&lt;=6;32;40))))" office:value-type="float" office:value="40" calcext:value-type="float">
            <text:p>40</text:p>
          </table:table-cell>
          <table:table-cell table:number-columns-repeated="6"/>
        </table:table-row>
      </table:table>
      <table:table table:name="TUE2" table:style-name="ta1">
        <table:table-column table:style-name="co9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TUE-01</text:p>
          </table:table-cell>
          <table:table-cell office:value-type="float" office:value="127" calcext:value-type="float">
            <text:p>127</text:p>
          </table:table-cell>
          <table:table-cell office:value-type="float" office:value="4400" calcext:value-type="float">
            <text:p>4400</text:p>
          </table:table-cell>
          <table:table-cell office:value-type="float" office:value="20" calcext:value-type="float">
            <text:p>20</text:p>
          </table:table-cell>
          <table:table-cell table:style-name="ce8" table:formula="of:=IF([.C2]=&quot;&quot;;&quot;&quot;;[.C2]/[.B2])" office:value-type="float" office:value="34.6456692913386" calcext:value-type="float">
            <text:p>34,6456692913386</text:p>
          </table:table-cell>
          <table:table-cell table:style-name="ce8" table:formula="of:=IF(OR([.B2]=&quot;&quot;;[.C2]=&quot;&quot;;[.D2]=&quot;&quot;);&quot;&quot;;(2*[.D2]*[.E2]*0.0175)/([.G2]*[.B2])*100)" office:value-type="float" office:value="1.90960381920764" calcext:value-type="float">
            <text:p>1,90960381920764</text:p>
          </table:table-cell>
          <table:table-cell table:style-name="ce8" table:formula="of:=IF([.E2]=&quot;&quot;;&quot;&quot;;IF([.E2]&lt;=10;2.5;IF([.E2]&lt;=16;4;IF([.E2]&lt;=25;6;10))))" office:value-type="float" office:value="10" calcext:value-type="float">
            <text:p>10</text:p>
          </table:table-cell>
          <table:table-cell table:formula="of:=IF([.E2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2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8" table:formula="of:=IF([.C3]=&quot;&quot;;&quot;&quot;;[.C3]/[.B3])">
            <text:p/>
          </table:table-cell>
          <table:table-cell table:style-name="ce8" table:formula="of:=IF(OR([.B3]=&quot;&quot;;[.C3]=&quot;&quot;;[.D3]=&quot;&quot;);&quot;&quot;;(2*[.D3]*[.E3]*0.0175)/([.G3]*[.B3])*100)">
            <text:p/>
          </table:table-cell>
          <table:table-cell table:style-name="ce8" table:formula="of:=IF([.E3]=&quot;&quot;;&quot;&quot;;IF([.E3]&lt;=10;2.5;IF([.E3]&lt;=16;4;IF([.E3]&lt;=25;6;10))))">
            <text:p/>
          </table:table-cell>
          <table:table-cell table:formula="of:=IF([.E3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8" table:formula="of:=IF([.C4]=&quot;&quot;;&quot;&quot;;[.C4]/[.B4])">
            <text:p/>
          </table:table-cell>
          <table:table-cell table:style-name="ce8" table:formula="of:=IF(OR([.B4]=&quot;&quot;;[.C4]=&quot;&quot;;[.D4]=&quot;&quot;);&quot;&quot;;(2*[.D4]*[.E4]*0.0175)/([.G4]*[.B4])*100)">
            <text:p/>
          </table:table-cell>
          <table:table-cell table:style-name="ce8" table:formula="of:=IF([.E4]=&quot;&quot;;&quot;&quot;;IF([.E4]&lt;=10;2.5;IF([.E4]&lt;=16;4;IF([.E4]&lt;=25;6;10))))">
            <text:p/>
          </table:table-cell>
          <table:table-cell table:formula="of:=IF([.E4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4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8" table:formula="of:=IF([.E5]=&quot;&quot;;&quot;&quot;;IF([.E5]&lt;=10;2.5;IF([.E5]&lt;=16;4;IF([.E5]&lt;=25;6;10))))">
            <text:p/>
          </table:table-cell>
          <table:table-cell table:formula="of:=IF([.E5]&gt;32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2:.C5])" office:value-type="float" office:value="4400" calcext:value-type="float">
            <text:p>4400</text:p>
          </table:table-cell>
          <table:table-cell table:formula="of:=SUM([.E2:.E5])" office:value-type="float" office:value="34.6456692913386" calcext:value-type="float">
            <text:p>34,64566929133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dutor (mm²)</text:p>
          </table:table-cell>
          <table:table-cell table:formula="of:=IF([.E6]=&quot;&quot;;&quot;&quot;;IF([.E6]&lt;=10;2.5;IF([.E6]&lt;=16;4;IF([.E6]&lt;=25;6;IF([.E6]&lt;=32;10;16))))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uite (mm)</text:p>
          </table:table-cell>
          <table:table-cell table:formula="of:=IF([.E6]=&quot;&quot;;&quot;&quot;;IF([.E6]&lt;=2.5;20;IF([.E6]&lt;=6;25;32))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juntor (A)</text:p>
          </table:table-cell>
          <table:table-cell table:formula="of:=IF([.E6]=&quot;&quot;;&quot;&quot;;IF([.E6]&lt;=2.5;16;IF([.E6]&lt;=4;25;IF([.E6]&lt;=6;32;40))))" office:value-type="float" office:value="40" calcext:value-type="float">
            <text:p>40</text:p>
          </table:table-cell>
          <table:table-cell table:number-columns-repeated="6"/>
        </table:table-row>
      </table:table>
      <table:table table:name="TUE3" table:style-name="ta1">
        <table:table-column table:style-name="co9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TUE-01</text:p>
          </table:table-cell>
          <table:table-cell office:value-type="float" office:value="127" calcext:value-type="float">
            <text:p>127</text:p>
          </table:table-cell>
          <table:table-cell office:value-type="float" office:value="4400" calcext:value-type="float">
            <text:p>4400</text:p>
          </table:table-cell>
          <table:table-cell office:value-type="float" office:value="20" calcext:value-type="float">
            <text:p>20</text:p>
          </table:table-cell>
          <table:table-cell table:style-name="ce8" table:formula="of:=IF([.C2]=&quot;&quot;;&quot;&quot;;[.C2]/[.B2])" office:value-type="float" office:value="34.6456692913386" calcext:value-type="float">
            <text:p>34,6456692913386</text:p>
          </table:table-cell>
          <table:table-cell table:style-name="ce8" table:formula="of:=IF(OR([.B2]=&quot;&quot;;[.C2]=&quot;&quot;;[.D2]=&quot;&quot;);&quot;&quot;;(2*[.D2]*[.E2]*0.0175)/([.G2]*[.B2])*100)" office:value-type="float" office:value="1.90960381920764" calcext:value-type="float">
            <text:p>1,90960381920764</text:p>
          </table:table-cell>
          <table:table-cell table:style-name="ce8" table:formula="of:=IF([.E2]=&quot;&quot;;&quot;&quot;;IF([.E2]&lt;=10;2.5;IF([.E2]&lt;=16;4;IF([.E2]&lt;=25;6;10))))" office:value-type="float" office:value="10" calcext:value-type="float">
            <text:p>10</text:p>
          </table:table-cell>
          <table:table-cell table:formula="of:=IF([.E2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2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8" table:formula="of:=IF([.C3]=&quot;&quot;;&quot;&quot;;[.C3]/[.B3])">
            <text:p/>
          </table:table-cell>
          <table:table-cell table:style-name="ce8" table:formula="of:=IF(OR([.B3]=&quot;&quot;;[.C3]=&quot;&quot;;[.D3]=&quot;&quot;);&quot;&quot;;(2*[.D3]*[.E3]*0.0175)/([.G3]*[.B3])*100)">
            <text:p/>
          </table:table-cell>
          <table:table-cell table:style-name="ce8" table:formula="of:=IF([.E3]=&quot;&quot;;&quot;&quot;;IF([.E3]&lt;=10;2.5;IF([.E3]&lt;=16;4;IF([.E3]&lt;=25;6;10))))">
            <text:p/>
          </table:table-cell>
          <table:table-cell table:formula="of:=IF([.E3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8" table:formula="of:=IF([.C4]=&quot;&quot;;&quot;&quot;;[.C4]/[.B4])">
            <text:p/>
          </table:table-cell>
          <table:table-cell table:style-name="ce8" table:formula="of:=IF(OR([.B4]=&quot;&quot;;[.C4]=&quot;&quot;;[.D4]=&quot;&quot;);&quot;&quot;;(2*[.D4]*[.E4]*0.0175)/([.G4]*[.B4])*100)">
            <text:p/>
          </table:table-cell>
          <table:table-cell table:style-name="ce8" table:formula="of:=IF([.E4]=&quot;&quot;;&quot;&quot;;IF([.E4]&lt;=10;2.5;IF([.E4]&lt;=16;4;IF([.E4]&lt;=25;6;10))))">
            <text:p/>
          </table:table-cell>
          <table:table-cell table:formula="of:=IF([.E4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4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8" table:formula="of:=IF([.E5]=&quot;&quot;;&quot;&quot;;IF([.E5]&lt;=10;2.5;IF([.E5]&lt;=16;4;IF([.E5]&lt;=25;6;10))))">
            <text:p/>
          </table:table-cell>
          <table:table-cell table:formula="of:=IF([.E5]&gt;32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2:.C5])" office:value-type="float" office:value="4400" calcext:value-type="float">
            <text:p>4400</text:p>
          </table:table-cell>
          <table:table-cell table:formula="of:=SUM([.E2:.E5])" office:value-type="float" office:value="34.6456692913386" calcext:value-type="float">
            <text:p>34,64566929133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dutor (mm²)</text:p>
          </table:table-cell>
          <table:table-cell table:formula="of:=IF([.E6]=&quot;&quot;;&quot;&quot;;IF([.E6]&lt;=10;2.5;IF([.E6]&lt;=16;4;IF([.E6]&lt;=25;6;IF([.E6]&lt;=32;10;16))))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uite (mm)</text:p>
          </table:table-cell>
          <table:table-cell table:formula="of:=IF([.E6]=&quot;&quot;;&quot;&quot;;IF([.E6]&lt;=2.5;20;IF([.E6]&lt;=6;25;32))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juntor (A)</text:p>
          </table:table-cell>
          <table:table-cell table:formula="of:=IF([.E6]=&quot;&quot;;&quot;&quot;;IF([.E6]&lt;=2.5;16;IF([.E6]&lt;=4;25;IF([.E6]&lt;=6;32;40))))" office:value-type="float" office:value="40" calcext:value-type="float">
            <text:p>40</text:p>
          </table:table-cell>
          <table:table-cell table:number-columns-repeated="6"/>
        </table:table-row>
      </table:table>
      <table:table table:name="TUE4" table:style-name="ta1">
        <table:table-column table:style-name="co9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TUE-01</text:p>
          </table:table-cell>
          <table:table-cell office:value-type="float" office:value="127" calcext:value-type="float">
            <text:p>127</text:p>
          </table:table-cell>
          <table:table-cell office:value-type="float" office:value="4400" calcext:value-type="float">
            <text:p>4400</text:p>
          </table:table-cell>
          <table:table-cell office:value-type="float" office:value="20" calcext:value-type="float">
            <text:p>20</text:p>
          </table:table-cell>
          <table:table-cell table:style-name="ce8" table:formula="of:=IF([.C2]=&quot;&quot;;&quot;&quot;;[.C2]/[.B2])" office:value-type="float" office:value="34.6456692913386" calcext:value-type="float">
            <text:p>34,6456692913386</text:p>
          </table:table-cell>
          <table:table-cell table:style-name="ce8" table:formula="of:=IF(OR([.B2]=&quot;&quot;;[.C2]=&quot;&quot;;[.D2]=&quot;&quot;);&quot;&quot;;(2*[.D2]*[.E2]*0.0175)/([.G2]*[.B2])*100)" office:value-type="float" office:value="1.90960381920764" calcext:value-type="float">
            <text:p>1,90960381920764</text:p>
          </table:table-cell>
          <table:table-cell table:style-name="ce8" table:formula="of:=IF([.E2]=&quot;&quot;;&quot;&quot;;IF([.E2]&lt;=10;2.5;IF([.E2]&lt;=16;4;IF([.E2]&lt;=25;6;10))))" office:value-type="float" office:value="10" calcext:value-type="float">
            <text:p>10</text:p>
          </table:table-cell>
          <table:table-cell table:formula="of:=IF([.E2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2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8" table:formula="of:=IF([.C3]=&quot;&quot;;&quot;&quot;;[.C3]/[.B3])">
            <text:p/>
          </table:table-cell>
          <table:table-cell table:style-name="ce8" table:formula="of:=IF(OR([.B3]=&quot;&quot;;[.C3]=&quot;&quot;;[.D3]=&quot;&quot;);&quot;&quot;;(2*[.D3]*[.E3]*0.0175)/([.G3]*[.B3])*100)">
            <text:p/>
          </table:table-cell>
          <table:table-cell table:style-name="ce8" table:formula="of:=IF([.E3]=&quot;&quot;;&quot;&quot;;IF([.E3]&lt;=10;2.5;IF([.E3]&lt;=16;4;IF([.E3]&lt;=25;6;10))))">
            <text:p/>
          </table:table-cell>
          <table:table-cell table:formula="of:=IF([.E3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8" table:formula="of:=IF([.C4]=&quot;&quot;;&quot;&quot;;[.C4]/[.B4])">
            <text:p/>
          </table:table-cell>
          <table:table-cell table:style-name="ce8" table:formula="of:=IF(OR([.B4]=&quot;&quot;;[.C4]=&quot;&quot;;[.D4]=&quot;&quot;);&quot;&quot;;(2*[.D4]*[.E4]*0.0175)/([.G4]*[.B4])*100)">
            <text:p/>
          </table:table-cell>
          <table:table-cell table:style-name="ce8" table:formula="of:=IF([.E4]=&quot;&quot;;&quot;&quot;;IF([.E4]&lt;=10;2.5;IF([.E4]&lt;=16;4;IF([.E4]&lt;=25;6;10))))">
            <text:p/>
          </table:table-cell>
          <table:table-cell table:formula="of:=IF([.E4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4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8" table:formula="of:=IF([.E5]=&quot;&quot;;&quot;&quot;;IF([.E5]&lt;=10;2.5;IF([.E5]&lt;=16;4;IF([.E5]&lt;=25;6;10))))">
            <text:p/>
          </table:table-cell>
          <table:table-cell table:formula="of:=IF([.E5]&gt;32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2:.C5])" office:value-type="float" office:value="4400" calcext:value-type="float">
            <text:p>4400</text:p>
          </table:table-cell>
          <table:table-cell table:formula="of:=SUM([.E2:.E5])" office:value-type="float" office:value="34.6456692913386" calcext:value-type="float">
            <text:p>34,64566929133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dutor (mm²)</text:p>
          </table:table-cell>
          <table:table-cell table:formula="of:=IF([.E6]=&quot;&quot;;&quot;&quot;;IF([.E6]&lt;=10;2.5;IF([.E6]&lt;=16;4;IF([.E6]&lt;=25;6;IF([.E6]&lt;=32;10;16))))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uite (mm)</text:p>
          </table:table-cell>
          <table:table-cell table:formula="of:=IF([.E6]=&quot;&quot;;&quot;&quot;;IF([.E6]&lt;=2.5;20;IF([.E6]&lt;=6;25;32))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juntor (A)</text:p>
          </table:table-cell>
          <table:table-cell table:formula="of:=IF([.E6]=&quot;&quot;;&quot;&quot;;IF([.E6]&lt;=2.5;16;IF([.E6]&lt;=4;25;IF([.E6]&lt;=6;32;40))))" office:value-type="float" office:value="40" calcext:value-type="float">
            <text:p>40</text:p>
          </table:table-cell>
          <table:table-cell table:number-columns-repeated="6"/>
        </table:table-row>
      </table:table>
      <table:table table:name="TUE5" table:style-name="ta1">
        <table:table-column table:style-name="co9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TUE-01</text:p>
          </table:table-cell>
          <table:table-cell office:value-type="float" office:value="127" calcext:value-type="float">
            <text:p>127</text:p>
          </table:table-cell>
          <table:table-cell office:value-type="float" office:value="4400" calcext:value-type="float">
            <text:p>4400</text:p>
          </table:table-cell>
          <table:table-cell office:value-type="float" office:value="20" calcext:value-type="float">
            <text:p>20</text:p>
          </table:table-cell>
          <table:table-cell table:style-name="ce8" table:formula="of:=IF([.C2]=&quot;&quot;;&quot;&quot;;[.C2]/[.B2])" office:value-type="float" office:value="34.6456692913386" calcext:value-type="float">
            <text:p>34,6456692913386</text:p>
          </table:table-cell>
          <table:table-cell table:style-name="ce8" table:formula="of:=IF(OR([.B2]=&quot;&quot;;[.C2]=&quot;&quot;;[.D2]=&quot;&quot;);&quot;&quot;;(2*[.D2]*[.E2]*0.0175)/([.G2]*[.B2])*100)" office:value-type="float" office:value="1.90960381920764" calcext:value-type="float">
            <text:p>1,90960381920764</text:p>
          </table:table-cell>
          <table:table-cell table:style-name="ce8" table:formula="of:=IF([.E2]=&quot;&quot;;&quot;&quot;;IF([.E2]&lt;=10;2.5;IF([.E2]&lt;=16;4;IF([.E2]&lt;=25;6;10))))" office:value-type="float" office:value="10" calcext:value-type="float">
            <text:p>10</text:p>
          </table:table-cell>
          <table:table-cell table:formula="of:=IF([.E2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2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8" table:formula="of:=IF([.C3]=&quot;&quot;;&quot;&quot;;[.C3]/[.B3])">
            <text:p/>
          </table:table-cell>
          <table:table-cell table:style-name="ce8" table:formula="of:=IF(OR([.B3]=&quot;&quot;;[.C3]=&quot;&quot;;[.D3]=&quot;&quot;);&quot;&quot;;(2*[.D3]*[.E3]*0.0175)/([.G3]*[.B3])*100)">
            <text:p/>
          </table:table-cell>
          <table:table-cell table:style-name="ce8" table:formula="of:=IF([.E3]=&quot;&quot;;&quot;&quot;;IF([.E3]&lt;=10;2.5;IF([.E3]&lt;=16;4;IF([.E3]&lt;=25;6;10))))">
            <text:p/>
          </table:table-cell>
          <table:table-cell table:formula="of:=IF([.E3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8" table:formula="of:=IF([.C4]=&quot;&quot;;&quot;&quot;;[.C4]/[.B4])">
            <text:p/>
          </table:table-cell>
          <table:table-cell table:style-name="ce8" table:formula="of:=IF(OR([.B4]=&quot;&quot;;[.C4]=&quot;&quot;;[.D4]=&quot;&quot;);&quot;&quot;;(2*[.D4]*[.E4]*0.0175)/([.G4]*[.B4])*100)">
            <text:p/>
          </table:table-cell>
          <table:table-cell table:style-name="ce8" table:formula="of:=IF([.E4]=&quot;&quot;;&quot;&quot;;IF([.E4]&lt;=10;2.5;IF([.E4]&lt;=16;4;IF([.E4]&lt;=25;6;10))))">
            <text:p/>
          </table:table-cell>
          <table:table-cell table:formula="of:=IF([.E4]&gt;32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4</text:p>
          </table:table-cell>
          <table:table-cell office:value-type="float" office:value="127" calcext:value-type="float">
            <text:p>127</text:p>
          </table:table-cell>
          <table:table-cell table:number-columns-repeated="4"/>
          <table:table-cell table:style-name="ce8" table:formula="of:=IF([.E5]=&quot;&quot;;&quot;&quot;;IF([.E5]&lt;=10;2.5;IF([.E5]&lt;=16;4;IF([.E5]&lt;=25;6;10))))">
            <text:p/>
          </table:table-cell>
          <table:table-cell table:formula="of:=IF([.E5]&gt;32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2:.C5])" office:value-type="float" office:value="4400" calcext:value-type="float">
            <text:p>4400</text:p>
          </table:table-cell>
          <table:table-cell table:formula="of:=SUM([.E2:.E5])" office:value-type="float" office:value="34.6456692913386" calcext:value-type="float">
            <text:p>34,64566929133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ndutor (mm²)</text:p>
          </table:table-cell>
          <table:table-cell table:formula="of:=IF([.E6]=&quot;&quot;;&quot;&quot;;IF([.E6]&lt;=10;2.5;IF([.E6]&lt;=16;4;IF([.E6]&lt;=25;6;IF([.E6]&lt;=32;10;16))))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uite (mm)</text:p>
          </table:table-cell>
          <table:table-cell table:formula="of:=IF([.E6]=&quot;&quot;;&quot;&quot;;IF([.E6]&lt;=2.5;20;IF([.E6]&lt;=6;25;32))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juntor (A)</text:p>
          </table:table-cell>
          <table:table-cell table:formula="of:=IF([.E6]=&quot;&quot;;&quot;&quot;;IF([.E6]&lt;=2.5;16;IF([.E6]&lt;=4;25;IF([.E6]&lt;=6;32;40))))" office:value-type="float" office:value="40" calcext:value-type="float">
            <text:p>40</text:p>
          </table:table-cell>
          <table:table-cell table:number-columns-repeated="6"/>
        </table:table-row>
      </table:table>
      <table:table table:name="LUZ1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8"/>
        <table:table-column table:style-name="co12" table:default-cell-style-name="ce8"/>
        <table:table-column table:style-name="co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onto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table:style-name="Default" office:value-type="string" calcext:value-type="string">
            <text:p>CORRENTE (A)</text:p>
          </table:table-cell>
          <table:table-cell table:style-name="Default"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IL-01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2]=&quot;&quot;;&quot;&quot;;[.C2]/[.B2])" office:value-type="float" office:value="0.78740157480315" calcext:value-type="float">
            <text:p>0,78740157480315</text:p>
          </table:table-cell>
          <table:table-cell table:formula="of:=IF(OR([.B2]=&quot;&quot;;[.C2]=&quot;&quot;;[.D2]=&quot;&quot;);&quot;&quot;;(2*[.D2]*[.E2]*0.0175)/(1.5*[.B2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2])=0;&quot;&quot;;IF(SUM([.$E$2:.E2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2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3]=&quot;&quot;;&quot;&quot;;[.C3]/[.B3])" office:value-type="float" office:value="0.78740157480315" calcext:value-type="float">
            <text:p>0,78740157480315</text:p>
          </table:table-cell>
          <table:table-cell table:formula="of:=IF(OR([.B3]=&quot;&quot;;[.C3]=&quot;&quot;;[.D3]=&quot;&quot;);&quot;&quot;;(2*[.D3]*[.E3]*0.0175)/(1.5*[.B3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3])=0;&quot;&quot;;IF(SUM([.$E$2:.E3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3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4]=&quot;&quot;;&quot;&quot;;[.C4]/[.B4])" office:value-type="float" office:value="0.78740157480315" calcext:value-type="float">
            <text:p>0,78740157480315</text:p>
          </table:table-cell>
          <table:table-cell table:formula="of:=IF(OR([.B4]=&quot;&quot;;[.C4]=&quot;&quot;;[.D4]=&quot;&quot;);&quot;&quot;;(2*[.D4]*[.E4]*0.0175)/(1.5*[.B4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4])=0;&quot;&quot;;IF(SUM([.$E$2:.E4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4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5]=&quot;&quot;;&quot;&quot;;[.C5]/[.B5])" office:value-type="float" office:value="0.78740157480315" calcext:value-type="float">
            <text:p>0,78740157480315</text:p>
          </table:table-cell>
          <table:table-cell table:formula="of:=IF(OR([.B5]=&quot;&quot;;[.C5]=&quot;&quot;;[.D5]=&quot;&quot;);&quot;&quot;;(2*[.D5]*[.E5]*0.0175)/(1.5*[.B5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5])=0;&quot;&quot;;IF(SUM([.$E$2:.E5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5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6]=&quot;&quot;;&quot;&quot;;[.C6]/[.B6])" office:value-type="float" office:value="0.78740157480315" calcext:value-type="float">
            <text:p>0,78740157480315</text:p>
          </table:table-cell>
          <table:table-cell table:formula="of:=IF(OR([.B6]=&quot;&quot;;[.C6]=&quot;&quot;;[.D6]=&quot;&quot;);&quot;&quot;;(2*[.D6]*[.E6]*0.0175)/(1.5*[.B6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6])=0;&quot;&quot;;IF(SUM([.$E$2:.E6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6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7]=&quot;&quot;;&quot;&quot;;[.C7]/[.B7])" office:value-type="float" office:value="0.78740157480315" calcext:value-type="float">
            <text:p>0,78740157480315</text:p>
          </table:table-cell>
          <table:table-cell table:formula="of:=IF(OR([.B7]=&quot;&quot;;[.C7]=&quot;&quot;;[.D7]=&quot;&quot;);&quot;&quot;;(2*[.D7]*[.E7]*0.0175)/(1.5*[.B7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7])=0;&quot;&quot;;IF(SUM([.$E$2:.E7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7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8]=&quot;&quot;;&quot;&quot;;[.C8]/[.B8])" office:value-type="float" office:value="0.78740157480315" calcext:value-type="float">
            <text:p>0,78740157480315</text:p>
          </table:table-cell>
          <table:table-cell table:formula="of:=IF(OR([.B8]=&quot;&quot;;[.C8]=&quot;&quot;;[.D8]=&quot;&quot;);&quot;&quot;;(2*[.D8]*[.E8]*0.0175)/(1.5*[.B8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8])=0;&quot;&quot;;IF(SUM([.$E$2:.E8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8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9]=&quot;&quot;;&quot;&quot;;[.C9]/[.B9])" office:value-type="float" office:value="0.78740157480315" calcext:value-type="float">
            <text:p>0,78740157480315</text:p>
          </table:table-cell>
          <table:table-cell table:formula="of:=IF(OR([.B9]=&quot;&quot;;[.C9]=&quot;&quot;;[.D9]=&quot;&quot;);&quot;&quot;;(2*[.D9]*[.E9]*0.0175)/(1.5*[.B9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9])=0;&quot;&quot;;IF(SUM([.$E$2:.E9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9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10]=&quot;&quot;;&quot;&quot;;[.C10]/[.B10])" office:value-type="float" office:value="0.78740157480315" calcext:value-type="float">
            <text:p>0,78740157480315</text:p>
          </table:table-cell>
          <table:table-cell table:formula="of:=IF(OR([.B10]=&quot;&quot;;[.C10]=&quot;&quot;;[.D10]=&quot;&quot;);&quot;&quot;;(2*[.D10]*[.E10]*0.0175)/(1.5*[.B10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10])=0;&quot;&quot;;IF(SUM([.$E$2:.E10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0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11]=&quot;&quot;;&quot;&quot;;[.C11]/[.B11])" office:value-type="float" office:value="0.78740157480315" calcext:value-type="float">
            <text:p>0,78740157480315</text:p>
          </table:table-cell>
          <table:table-cell table:formula="of:=IF(OR([.B11]=&quot;&quot;;[.C11]=&quot;&quot;;[.D11]=&quot;&quot;);&quot;&quot;;(2*[.D11]*[.E11]*0.0175)/(1.5*[.B11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11])=0;&quot;&quot;;IF(SUM([.$E$2:.E11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1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12]=&quot;&quot;;&quot;&quot;;[.C12]/[.B12])" office:value-type="float" office:value="0.78740157480315" calcext:value-type="float">
            <text:p>0,78740157480315</text:p>
          </table:table-cell>
          <table:table-cell table:formula="of:=IF(OR([.B12]=&quot;&quot;;[.C12]=&quot;&quot;;[.D12]=&quot;&quot;);&quot;&quot;;(2*[.D12]*[.E12]*0.0175)/(1.5*[.B12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12])=0;&quot;&quot;;IF(SUM([.$E$2:.E12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2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13]=&quot;&quot;;&quot;&quot;;[.C13]/[.B13])" office:value-type="float" office:value="0.78740157480315" calcext:value-type="float">
            <text:p>0,78740157480315</text:p>
          </table:table-cell>
          <table:table-cell table:formula="of:=IF(OR([.B13]=&quot;&quot;;[.C13]=&quot;&quot;;[.D13]=&quot;&quot;);&quot;&quot;;(2*[.D13]*[.E13]*0.0175)/(1.5*[.B13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13])=0;&quot;&quot;;IF(SUM([.$E$2:.E13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4]=&quot;&quot;;&quot;&quot;;[.C14]/[.B14])">
            <text:p/>
          </table:table-cell>
          <table:table-cell table:formula="of:=IF(OR([.B14]=&quot;&quot;;[.C14]=&quot;&quot;;[.D14]=&quot;&quot;);&quot;&quot;;(2*[.D14]*[.E14]*0.0175)/(1.5*[.B14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14])=0;&quot;&quot;;IF(SUM([.$E$2:.E14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4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5]=&quot;&quot;;&quot;&quot;;[.C15]/[.B15])">
            <text:p/>
          </table:table-cell>
          <table:table-cell table:formula="of:=IF(OR([.B15]=&quot;&quot;;[.C15]=&quot;&quot;;[.D15]=&quot;&quot;);&quot;&quot;;(2*[.D15]*[.E15]*0.0175)/(1.5*[.B15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15])=0;&quot;&quot;;IF(SUM([.$E$2:.E15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6]=&quot;&quot;;&quot;&quot;;[.C16]/[.B16])">
            <text:p/>
          </table:table-cell>
          <table:table-cell table:formula="of:=IF(OR([.B16]=&quot;&quot;;[.C16]=&quot;&quot;;[.D16]=&quot;&quot;);&quot;&quot;;(2*[.D16]*[.E16]*0.0175)/(1.5*[.B16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16])=0;&quot;&quot;;IF(SUM([.$E$2:.E16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7]=&quot;&quot;;&quot;&quot;;[.C17]/[.B17])">
            <text:p/>
          </table:table-cell>
          <table:table-cell table:formula="of:=IF(OR([.B17]=&quot;&quot;;[.C17]=&quot;&quot;;[.D17]=&quot;&quot;);&quot;&quot;;(2*[.D17]*[.E17]*0.0175)/(1.5*[.B17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17])=0;&quot;&quot;;IF(SUM([.$E$2:.E17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8]=&quot;&quot;;&quot;&quot;;[.C18]/[.B18])">
            <text:p/>
          </table:table-cell>
          <table:table-cell table:formula="of:=IF(OR([.B18]=&quot;&quot;;[.C18]=&quot;&quot;;[.D18]=&quot;&quot;);&quot;&quot;;(2*[.D18]*[.E18]*0.0175)/(1.5*[.B18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18])=0;&quot;&quot;;IF(SUM([.$E$2:.E18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9]=&quot;&quot;;&quot;&quot;;[.C19]/[.B19])">
            <text:p/>
          </table:table-cell>
          <table:table-cell table:formula="of:=IF(OR([.B19]=&quot;&quot;;[.C19]=&quot;&quot;;[.D19]=&quot;&quot;);&quot;&quot;;(2*[.D19]*[.E19]*0.0175)/(1.5*[.B19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19])=0;&quot;&quot;;IF(SUM([.$E$2:.E19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20]=&quot;&quot;;&quot;&quot;;[.C20]/[.B20])">
            <text:p/>
          </table:table-cell>
          <table:table-cell table:formula="of:=IF(OR([.B20]=&quot;&quot;;[.C20]=&quot;&quot;;[.D20]=&quot;&quot;);&quot;&quot;;(2*[.D20]*[.E20]*0.0175)/(1.5*[.B20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20])=0;&quot;&quot;;IF(SUM([.$E$2:.E20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2:.C5])" office:value-type="float" office:value="400" calcext:value-type="float">
            <text:p>400</text:p>
          </table:table-cell>
          <table:table-cell table:style-name="Default" table:formula="of:=SUM([.E2:.E5])" office:value-type="float" office:value="3.1496062992126" calcext:value-type="float">
            <text:p>3,149606299212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ndutor (mm²)</text:p>
          </table:table-cell>
          <table:table-cell table:formula="of:=IF([.E22]=&quot;&quot;;&quot;&quot;;1.5)" office:value-type="float" office:value="1.5" calcext:value-type="float">
            <text:p>1,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nduite (mm)</text:p>
          </table:table-cell>
          <table:table-cell table:formula="of:=IF([.E22]=&quot;&quot;;&quot;&quot;;20)"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isjuntor (A)</text:p>
          </table:table-cell>
          <table:table-cell table:formula="of:=IF([.E22]=&quot;&quot;;&quot;&quot;;10)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table table:name="LUZ2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8"/>
        <table:table-column table:style-name="co12" table:default-cell-style-name="ce8"/>
        <table:table-column table:style-name="co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onto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table:style-name="Default" office:value-type="string" calcext:value-type="string">
            <text:p>CORRENTE (A)</text:p>
          </table:table-cell>
          <table:table-cell table:style-name="Default"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IL-01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2]=&quot;&quot;;&quot;&quot;;[.C2]/[.B2])" office:value-type="float" office:value="0.78740157480315" calcext:value-type="float">
            <text:p>0,78740157480315</text:p>
          </table:table-cell>
          <table:table-cell table:formula="of:=IF(OR([.B2]=&quot;&quot;;[.C2]=&quot;&quot;;[.D2]=&quot;&quot;);&quot;&quot;;(2*[.D2]*[.E2]*0.0175)/(1.5*[.B2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2])=0;&quot;&quot;;IF(SUM([.$E$2:.E2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2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3]=&quot;&quot;;&quot;&quot;;[.C3]/[.B3])" office:value-type="float" office:value="0.78740157480315" calcext:value-type="float">
            <text:p>0,78740157480315</text:p>
          </table:table-cell>
          <table:table-cell table:formula="of:=IF(OR([.B3]=&quot;&quot;;[.C3]=&quot;&quot;;[.D3]=&quot;&quot;);&quot;&quot;;(2*[.D3]*[.E3]*0.0175)/(1.5*[.B3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3])=0;&quot;&quot;;IF(SUM([.$E$2:.E3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3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4]=&quot;&quot;;&quot;&quot;;[.C4]/[.B4])" office:value-type="float" office:value="0.78740157480315" calcext:value-type="float">
            <text:p>0,78740157480315</text:p>
          </table:table-cell>
          <table:table-cell table:formula="of:=IF(OR([.B4]=&quot;&quot;;[.C4]=&quot;&quot;;[.D4]=&quot;&quot;);&quot;&quot;;(2*[.D4]*[.E4]*0.0175)/(1.5*[.B4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4])=0;&quot;&quot;;IF(SUM([.$E$2:.E4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4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5]=&quot;&quot;;&quot;&quot;;[.C5]/[.B5])" office:value-type="float" office:value="0.78740157480315" calcext:value-type="float">
            <text:p>0,78740157480315</text:p>
          </table:table-cell>
          <table:table-cell table:formula="of:=IF(OR([.B5]=&quot;&quot;;[.C5]=&quot;&quot;;[.D5]=&quot;&quot;);&quot;&quot;;(2*[.D5]*[.E5]*0.0175)/(1.5*[.B5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5])=0;&quot;&quot;;IF(SUM([.$E$2:.E5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5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6]=&quot;&quot;;&quot;&quot;;[.C6]/[.B6])" office:value-type="float" office:value="0.78740157480315" calcext:value-type="float">
            <text:p>0,78740157480315</text:p>
          </table:table-cell>
          <table:table-cell table:formula="of:=IF(OR([.B6]=&quot;&quot;;[.C6]=&quot;&quot;;[.D6]=&quot;&quot;);&quot;&quot;;(2*[.D6]*[.E6]*0.0175)/(1.5*[.B6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6])=0;&quot;&quot;;IF(SUM([.$E$2:.E6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6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7]=&quot;&quot;;&quot;&quot;;[.C7]/[.B7])" office:value-type="float" office:value="0.78740157480315" calcext:value-type="float">
            <text:p>0,78740157480315</text:p>
          </table:table-cell>
          <table:table-cell table:formula="of:=IF(OR([.B7]=&quot;&quot;;[.C7]=&quot;&quot;;[.D7]=&quot;&quot;);&quot;&quot;;(2*[.D7]*[.E7]*0.0175)/(1.5*[.B7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7])=0;&quot;&quot;;IF(SUM([.$E$2:.E7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7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8]=&quot;&quot;;&quot;&quot;;[.C8]/[.B8])" office:value-type="float" office:value="0.78740157480315" calcext:value-type="float">
            <text:p>0,78740157480315</text:p>
          </table:table-cell>
          <table:table-cell table:formula="of:=IF(OR([.B8]=&quot;&quot;;[.C8]=&quot;&quot;;[.D8]=&quot;&quot;);&quot;&quot;;(2*[.D8]*[.E8]*0.0175)/(1.5*[.B8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8])=0;&quot;&quot;;IF(SUM([.$E$2:.E8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8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9]=&quot;&quot;;&quot;&quot;;[.C9]/[.B9])" office:value-type="float" office:value="0.78740157480315" calcext:value-type="float">
            <text:p>0,78740157480315</text:p>
          </table:table-cell>
          <table:table-cell table:formula="of:=IF(OR([.B9]=&quot;&quot;;[.C9]=&quot;&quot;;[.D9]=&quot;&quot;);&quot;&quot;;(2*[.D9]*[.E9]*0.0175)/(1.5*[.B9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9])=0;&quot;&quot;;IF(SUM([.$E$2:.E9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9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10]=&quot;&quot;;&quot;&quot;;[.C10]/[.B10])" office:value-type="float" office:value="0.78740157480315" calcext:value-type="float">
            <text:p>0,78740157480315</text:p>
          </table:table-cell>
          <table:table-cell table:formula="of:=IF(OR([.B10]=&quot;&quot;;[.C10]=&quot;&quot;;[.D10]=&quot;&quot;);&quot;&quot;;(2*[.D10]*[.E10]*0.0175)/(1.5*[.B10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10])=0;&quot;&quot;;IF(SUM([.$E$2:.E10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0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11]=&quot;&quot;;&quot;&quot;;[.C11]/[.B11])" office:value-type="float" office:value="0.78740157480315" calcext:value-type="float">
            <text:p>0,78740157480315</text:p>
          </table:table-cell>
          <table:table-cell table:formula="of:=IF(OR([.B11]=&quot;&quot;;[.C11]=&quot;&quot;;[.D11]=&quot;&quot;);&quot;&quot;;(2*[.D11]*[.E11]*0.0175)/(1.5*[.B11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11])=0;&quot;&quot;;IF(SUM([.$E$2:.E11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1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12]=&quot;&quot;;&quot;&quot;;[.C12]/[.B12])" office:value-type="float" office:value="0.78740157480315" calcext:value-type="float">
            <text:p>0,78740157480315</text:p>
          </table:table-cell>
          <table:table-cell table:formula="of:=IF(OR([.B12]=&quot;&quot;;[.C12]=&quot;&quot;;[.D12]=&quot;&quot;);&quot;&quot;;(2*[.D12]*[.E12]*0.0175)/(1.5*[.B12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12])=0;&quot;&quot;;IF(SUM([.$E$2:.E12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2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([.C13]=&quot;&quot;;&quot;&quot;;[.C13]/[.B13])" office:value-type="float" office:value="0.78740157480315" calcext:value-type="float">
            <text:p>0,78740157480315</text:p>
          </table:table-cell>
          <table:table-cell table:formula="of:=IF(OR([.B13]=&quot;&quot;;[.C13]=&quot;&quot;;[.D13]=&quot;&quot;);&quot;&quot;;(2*[.D13]*[.E13]*0.0175)/(1.5*[.B13])*100)" office:value-type="float" office:value="0.289333912001157" calcext:value-type="float">
            <text:p>0,289333912001157</text:p>
          </table:table-cell>
          <table:table-cell office:value-type="float" office:value="1.5" calcext:value-type="float">
            <text:p>1,5</text:p>
          </table:table-cell>
          <table:table-cell table:formula="of:=IF(SUM([.$E$2:.E13])=0;&quot;&quot;;IF(SUM([.$E$2:.E13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4]=&quot;&quot;;&quot;&quot;;[.C14]/[.B14])">
            <text:p/>
          </table:table-cell>
          <table:table-cell table:formula="of:=IF(OR([.B14]=&quot;&quot;;[.C14]=&quot;&quot;;[.D14]=&quot;&quot;);&quot;&quot;;(2*[.D14]*[.E14]*0.0175)/(1.5*[.B14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14])=0;&quot;&quot;;IF(SUM([.$E$2:.E14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4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5]=&quot;&quot;;&quot;&quot;;[.C15]/[.B15])">
            <text:p/>
          </table:table-cell>
          <table:table-cell table:formula="of:=IF(OR([.B15]=&quot;&quot;;[.C15]=&quot;&quot;;[.D15]=&quot;&quot;);&quot;&quot;;(2*[.D15]*[.E15]*0.0175)/(1.5*[.B15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15])=0;&quot;&quot;;IF(SUM([.$E$2:.E15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6]=&quot;&quot;;&quot;&quot;;[.C16]/[.B16])">
            <text:p/>
          </table:table-cell>
          <table:table-cell table:formula="of:=IF(OR([.B16]=&quot;&quot;;[.C16]=&quot;&quot;;[.D16]=&quot;&quot;);&quot;&quot;;(2*[.D16]*[.E16]*0.0175)/(1.5*[.B16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16])=0;&quot;&quot;;IF(SUM([.$E$2:.E16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7]=&quot;&quot;;&quot;&quot;;[.C17]/[.B17])">
            <text:p/>
          </table:table-cell>
          <table:table-cell table:formula="of:=IF(OR([.B17]=&quot;&quot;;[.C17]=&quot;&quot;;[.D17]=&quot;&quot;);&quot;&quot;;(2*[.D17]*[.E17]*0.0175)/(1.5*[.B17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17])=0;&quot;&quot;;IF(SUM([.$E$2:.E17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8]=&quot;&quot;;&quot;&quot;;[.C18]/[.B18])">
            <text:p/>
          </table:table-cell>
          <table:table-cell table:formula="of:=IF(OR([.B18]=&quot;&quot;;[.C18]=&quot;&quot;;[.D18]=&quot;&quot;);&quot;&quot;;(2*[.D18]*[.E18]*0.0175)/(1.5*[.B18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18])=0;&quot;&quot;;IF(SUM([.$E$2:.E18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9]=&quot;&quot;;&quot;&quot;;[.C19]/[.B19])">
            <text:p/>
          </table:table-cell>
          <table:table-cell table:formula="of:=IF(OR([.B19]=&quot;&quot;;[.C19]=&quot;&quot;;[.D19]=&quot;&quot;);&quot;&quot;;(2*[.D19]*[.E19]*0.0175)/(1.5*[.B19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19])=0;&quot;&quot;;IF(SUM([.$E$2:.E19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1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20]=&quot;&quot;;&quot;&quot;;[.C20]/[.B20])">
            <text:p/>
          </table:table-cell>
          <table:table-cell table:formula="of:=IF(OR([.B20]=&quot;&quot;;[.C20]=&quot;&quot;;[.D20]=&quot;&quot;);&quot;&quot;;(2*[.D20]*[.E20]*0.0175)/(1.5*[.B20])*100)">
            <text:p/>
          </table:table-cell>
          <table:table-cell office:value-type="float" office:value="1.5" calcext:value-type="float">
            <text:p>1,5</text:p>
          </table:table-cell>
          <table:table-cell table:formula="of:=IF(SUM([.$E$2:.E20])=0;&quot;&quot;;IF(SUM([.$E$2:.E20])&lt;=10;&quot;OK&quot;;&quot;NOVO CIRCUITO&quot;)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2:.C5])" office:value-type="float" office:value="400" calcext:value-type="float">
            <text:p>400</text:p>
          </table:table-cell>
          <table:table-cell table:style-name="Default" table:formula="of:=SUM([.E2:.E5])" office:value-type="float" office:value="3.1496062992126" calcext:value-type="float">
            <text:p>3,149606299212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ndutor (mm²)</text:p>
          </table:table-cell>
          <table:table-cell table:formula="of:=IF([.E22]=&quot;&quot;;&quot;&quot;;1.5)" office:value-type="float" office:value="1.5" calcext:value-type="float">
            <text:p>1,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nduite (mm)</text:p>
          </table:table-cell>
          <table:table-cell table:formula="of:=IF([.E22]=&quot;&quot;;&quot;&quot;;20)"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isjuntor (A)</text:p>
          </table:table-cell>
          <table:table-cell table:formula="of:=IF([.E22]=&quot;&quot;;&quot;&quot;;10)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table table:name="GERAL" table:style-name="ta1">
        <table:table-column table:style-name="co14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Valor / Fórmula</text:p>
          </table:table-cell>
        </table:table-row>
        <table:table-row table:style-name="ro1">
          <table:table-cell office:value-type="string" calcext:value-type="string">
            <text:p>Tensão do sistema (V)</text:p>
          </table:table-cell>
          <table:table-cell office:value-type="float" office:value="127" calcext:value-type="float">
            <text:p>127,00</text:p>
          </table:table-cell>
        </table:table-row>
        <table:table-row table:style-name="ro1">
          <table:table-cell office:value-type="string" calcext:value-type="string">
            <text:p>Número de fases</text:p>
          </table:table-cell>
          <table:table-cell office:value-type="float" office:value="2" calcext:value-type="float">
            <text:p>2,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rente TUG-1 (A)</text:p>
          </table:table-cell>
          <table:table-cell table:formula="of:=[$TUG1.E10]" office:value-type="float" office:value="9.44881889763779" calcext:value-type="float">
            <text:p>9,45</text:p>
          </table:table-cell>
        </table:table-row>
        <table:table-row table:style-name="ro1">
          <table:table-cell office:value-type="string" calcext:value-type="string">
            <text:p>Corrente TUG-2 (A)</text:p>
          </table:table-cell>
          <table:table-cell table:formula="of:=[$TUG2.E10]" office:value-type="float" office:value="9.44881889763779" calcext:value-type="float">
            <text:p>9,45</text:p>
          </table:table-cell>
        </table:table-row>
        <table:table-row table:style-name="ro1">
          <table:table-cell office:value-type="string" calcext:value-type="string">
            <text:p>Corrente TUG-3 (A)</text:p>
          </table:table-cell>
          <table:table-cell table:formula="of:=[$TUG3.E10]" office:value-type="float" office:value="9.44881889763779" calcext:value-type="float">
            <text:p>9,45</text:p>
          </table:table-cell>
        </table:table-row>
        <table:table-row table:style-name="ro1">
          <table:table-cell office:value-type="string" calcext:value-type="string">
            <text:p>Corrente TUG-4 (A)</text:p>
          </table:table-cell>
          <table:table-cell table:formula="of:=[$TUG4.E10]" office:value-type="float" office:value="9.44881889763779" calcext:value-type="float">
            <text:p>9,45</text:p>
          </table:table-cell>
        </table:table-row>
        <table:table-row table:style-name="ro1">
          <table:table-cell office:value-type="string" calcext:value-type="string">
            <text:p>Corrente TUG-5 (A)</text:p>
          </table:table-cell>
          <table:table-cell table:formula="of:=[$TUG5.E10]" office:value-type="float" office:value="9.44881889763779" calcext:value-type="float">
            <text:p>9,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rente TUE-1 (A)</text:p>
          </table:table-cell>
          <table:table-cell table:formula="of:=[$TUE1.E6]" office:value-type="float" office:value="34.6456692913386" calcext:value-type="float">
            <text:p>34,65</text:p>
          </table:table-cell>
        </table:table-row>
        <table:table-row table:style-name="ro1">
          <table:table-cell office:value-type="string" calcext:value-type="string">
            <text:p>Corrente TUE-2 (A)</text:p>
          </table:table-cell>
          <table:table-cell table:formula="of:=[$TUE1.E6]" office:value-type="float" office:value="34.6456692913386" calcext:value-type="float">
            <text:p>34,65</text:p>
          </table:table-cell>
        </table:table-row>
        <table:table-row table:style-name="ro1">
          <table:table-cell office:value-type="string" calcext:value-type="string">
            <text:p>Corrente TUE-3 (A)</text:p>
          </table:table-cell>
          <table:table-cell table:formula="of:=[$TUE1.E6]" office:value-type="float" office:value="34.6456692913386" calcext:value-type="float">
            <text:p>34,65</text:p>
          </table:table-cell>
        </table:table-row>
        <table:table-row table:style-name="ro1">
          <table:table-cell office:value-type="string" calcext:value-type="string">
            <text:p>Corrente TUE-4 (A)</text:p>
          </table:table-cell>
          <table:table-cell table:formula="of:=[$TUE1.E6]" office:value-type="float" office:value="34.6456692913386" calcext:value-type="float">
            <text:p>34,65</text:p>
          </table:table-cell>
        </table:table-row>
        <table:table-row table:style-name="ro1">
          <table:table-cell office:value-type="string" calcext:value-type="string">
            <text:p>Corrente TUE-5 (A)</text:p>
          </table:table-cell>
          <table:table-cell table:formula="of:=[$TUE1.E6]" office:value-type="float" office:value="34.6456692913386" calcext:value-type="float">
            <text:p>34,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rente LUZ-1 (A)</text:p>
          </table:table-cell>
          <table:table-cell table:formula="of:=[$LUZ1.E22]" office:value-type="float" office:value="3.1496062992126" calcext:value-type="float">
            <text:p>3,15</text:p>
          </table:table-cell>
        </table:table-row>
        <table:table-row table:style-name="ro1">
          <table:table-cell office:value-type="string" calcext:value-type="string">
            <text:p>Corrente LUZ-2 (A)</text:p>
          </table:table-cell>
          <table:table-cell table:formula="of:=[$LUZ2.E22]" office:value-type="float" office:value="3.1496062992126" calcext:value-type="float">
            <text:p>3,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rente total instalada (A)</text:p>
          </table:table-cell>
          <table:table-cell table:formula="of:=SUM([.B4:.B18])" office:value-type="float" office:value="226.771653543307" calcext:value-type="float">
            <text:p>226,7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rente por fase (A)</text:p>
          </table:table-cell>
          <table:table-cell table:formula="of:=IF([.B3]=1;[.B16];[.B20]/[.B3])" office:value-type="float" office:value="113.385826771654" calcext:value-type="float">
            <text:p>113,39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Disjuntor geral (A)</text:p>
          </table:table-cell>
          <table:table-cell table:style-name="Default" table:formula="of:=IF([.B17]&lt;=40;40;IF([.B17]&lt;=63;63;IF([.B17]&lt;=80;80;100)))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/00/0000</text:date>, <text:time style:data-style-name="N2" text:time-value="11:36:43.626187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2-20T15:03:29.788169659</dc:date>
    <meta:editing-duration>PT1H43M32S</meta:editing-duration>
    <meta:editing-cycles>8</meta:editing-cycles>
    <meta:document-statistic meta:table-count="13" meta:cell-count="980" meta:object-count="0"/>
  </office:meta>
</office:document-meta>
</file>